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mqp==2.5.2</text:p>
      <text:p text:style-name="Standard">appnope==0.1.0</text:p>
      <text:p text:style-name="Standard">attrs==19.3.0</text:p>
      <text:p text:style-name="Standard">beautifulsoup4==4.8.2</text:p>
      <text:p text:style-name="Standard">billiard==3.6.1.0</text:p>
      <text:p text:style-name="Standard">bs4==0.0.1</text:p>
      <text:p text:style-name="Standard">cachetools==4.0.0</text:p>
      <text:p text:style-name="Standard">cairocffi==1.1.0</text:p>
      <text:p text:style-name="Standard">CairoSVG==2.4.2</text:p>
      <text:p text:style-name="Standard">celery==4.4.0</text:p>
      <text:p text:style-name="Standard">certifi==2019.11.28</text:p>
      <text:p text:style-name="Standard">cffi==1.13.2</text:p>
      <text:p text:style-name="Standard">chardet==3.0.4</text:p>
      <text:p text:style-name="Standard">coreapi==2.3.3</text:p>
      <text:p text:style-name="Standard">coreschema==0.0.4</text:p>
      <text:p text:style-name="Standard">coverage==5.0.3</text:p>
      <text:p text:style-name="Standard">cssselect==1.0.1</text:p>
      <text:p text:style-name="Standard">cssselect2==0.2.2</text:p>
      <text:p text:style-name="Standard">decorator==4.4.1</text:p>
      <text:p text:style-name="Standard">defusedxml==0.6.0</text:p>
      <text:p text:style-name="Standard">Django==2.2.10</text:p>
      <text:p text:style-name="Standard">django-appconf==1.0.3</text:p>
      <text:p text:style-name="Standard">django-autocomplete-light==3.5.0</text:p>
      <text:p text:style-name="Standard">django-autoslug==1.9.6</text:p>
      <text:p text:style-name="Standard">django-autoslug-iplweb==1.9.4.dev0</text:p>
      <text:p text:style-name="Standard">django-cities-light==3.5.0</text:p>
      <text:p text:style-name="Standard">django-ckeditor==5.6.1</text:p>
      <text:p text:style-name="Standard">django-classy-tags==0.9.0</text:p>
      <text:p text:style-name="Standard">django-collectfaster==0.1.3</text:p>
      <text:p text:style-name="Standard">django-compressor==2.4</text:p>
      <text:p text:style-name="Standard">django-cors-headers==2.5.3</text:p>
      <text:p text:style-name="Standard">django-debug-toolbar==2.1</text:p>
      <text:p text:style-name="Standard">django-filter==2.0.0</text:p>
      <text:p text:style-name="Standard">django-haystack==2.8.1</text:p>
      <text:p text:style-name="Standard">django-js-asset==1.2.2</text:p>
      <text:p text:style-name="Standard">django-meta==1.3.2</text:p>
      <text:p text:style-name="Standard">django-mobile==0.7.0</text:p>
      <text:p text:style-name="Standard">django-mysql==3.2.0</text:p>
      <text:p text:style-name="Standard">django-oauth-toolkit==1.0.0</text:p>
      <text:p text:style-name="Standard">django-redis==4.11.0</text:p>
      <text:p text:style-name="Standard">django-rest-swagger==2.2.0</text:p>
      <text:p text:style-name="Standard">django-sekizai==0.10.0</text:p>
      <text:p text:style-name="Standard">django-storages==1.8</text:p>
      <text:p text:style-name="Standard">django-webpack-loader==0.6.0</text:p>
      <text:p text:style-name="Standard">djangorestframework==3.11.0</text:p>
      <text:p text:style-name="Standard">enum-compat==0.0.3</text:p>
      <text:p text:style-name="Standard">eventlet==0.21.0</text:p>
      <text:p text:style-name="Standard">factory-boy==2.11.1</text:p>
      <text:p text:style-name="Standard">Faker==0.9.1</text:p>
      <text:p text:style-name="Standard">geoip2==3.0.0</text:p>
      <text:p text:style-name="Standard">gevent==1.4.0</text:p>
      <text:p text:style-name="Standard">google-api-core==1.16.0</text:p>
      <text:p text:style-name="Standard"><text:soft-page-break/>google-api-python-client==1.6.5</text:p>
      <text:p text:style-name="Standard">google-auth==1.10.0</text:p>
      <text:p text:style-name="Standard">google-cloud-core==1.2.0</text:p>
      <text:p text:style-name="Standard">google-cloud-storage==1.25.0</text:p>
      <text:p text:style-name="Standard">google-resumable-media==0.5.0</text:p>
      <text:p text:style-name="Standard">googleapis-common-protos==1.6.0</text:p>
      <text:p text:style-name="Standard">greenlet==0.4.15</text:p>
      <text:p text:style-name="Standard">html5lib==1.0.1</text:p>
      <text:p text:style-name="Standard">httplib2==0.15.0</text:p>
      <text:p text:style-name="Standard">idna==2.8</text:p>
      <text:p text:style-name="Standard">imgkit==1.0.2</text:p>
      <text:p text:style-name="Standard">importlib-metadata==1.3.0</text:p>
      <text:p text:style-name="Standard">ipdb==0.12.3</text:p>
      <text:p text:style-name="Standard">ipython==6.2.1</text:p>
      <text:p text:style-name="Standard">ipython-genutils==0.2.0</text:p>
      <text:p text:style-name="Standard">itypes==1.1.0</text:p>
      <text:p text:style-name="Standard">jedi==0.15.2</text:p>
      <text:p text:style-name="Standard">Jinja2==2.10.3</text:p>
      <text:p text:style-name="Standard">jsmin==2.2.2</text:p>
      <text:p text:style-name="Standard">kombu==4.6.7</text:p>
      <text:p text:style-name="Standard">lxml==3.8.0</text:p>
      <text:p text:style-name="Standard">MarkupSafe==1.1.1</text:p>
      <text:p text:style-name="Standard">maxminddb==1.5.2</text:p>
      <text:p text:style-name="Standard">mixer==6.1.3</text:p>
      <text:p text:style-name="Standard">mongoengine==0.15.3</text:p>
      <text:p text:style-name="Standard">more-itertools==8.0.2</text:p>
      <text:p text:style-name="Standard">mysqlclient==1.3.13</text:p>
      <text:p text:style-name="Standard">numpy==1.15.4</text:p>
      <text:p text:style-name="Standard">oauth2client==4.1.3</text:p>
      <text:p text:style-name="Standard">oauthlib==3.1.0</text:p>
      <text:p text:style-name="Standard">olefile==0.44</text:p>
      <text:p text:style-name="Standard">openapi-codec==1.3.2</text:p>
      <text:p text:style-name="Standard">packaging==20.1</text:p>
      <text:p text:style-name="Standard">pandas==0.20.3</text:p>
      <text:p text:style-name="Standard">parso==0.5.2</text:p>
      <text:p text:style-name="Standard">pdfkit==0.6.1</text:p>
      <text:p text:style-name="Standard">pexpect==4.7.0</text:p>
      <text:p text:style-name="Standard">pickleshare==0.7.5</text:p>
      <text:p text:style-name="Standard">Pillow==7.0.0</text:p>
      <text:p text:style-name="Standard">pkg-resources==0.0.0</text:p>
      <text:p text:style-name="Standard">pluggy==0.13.1</text:p>
      <text:p text:style-name="Standard">progressbar2==3.32.1</text:p>
      <text:p text:style-name="Standard">prompt-toolkit==1.0.18</text:p>
      <text:p text:style-name="Standard">protobuf==3.11.2</text:p>
      <text:p text:style-name="Standard">ptyprocess==0.6.0</text:p>
      <text:p text:style-name="Standard">py==1.8.1</text:p>
      <text:p text:style-name="Standard">pyasn1==0.4.8</text:p>
      <text:p text:style-name="Standard">pyasn1-modules==0.2.7</text:p>
      <text:p text:style-name="Standard">pycparser==2.19</text:p>
      <text:p text:style-name="Standard">pycrypto==2.6.1</text:p>
      <text:p text:style-name="Standard">Pygments==2.5.2</text:p>
      <text:p text:style-name="Standard">pymongo==3.7.1</text:p>
      <text:p text:style-name="Standard"><text:soft-page-break/>pyparsing==2.4.6</text:p>
      <text:p text:style-name="Standard">Pyphen==0.9.5</text:p>
      <text:p text:style-name="Standard">pysolr==3.6.0</text:p>
      <text:p text:style-name="Standard">pytest==5.3.5</text:p>
      <text:p text:style-name="Standard">pytest-cov==2.8.1</text:p>
      <text:p text:style-name="Standard">pytest-django==3.8.0</text:p>
      <text:p text:style-name="Standard">python-dateutil==2.7.5</text:p>
      <text:p text:style-name="Standard">python-utils==2.3.0</text:p>
      <text:p text:style-name="Standard">pytz==2019.3</text:p>
      <text:p text:style-name="Standard">rcssmin==1.0.6</text:p>
      <text:p text:style-name="Standard">redis==3.3.11</text:p>
      <text:p text:style-name="Standard">redis-simple-cache==0.0.8</text:p>
      <text:p text:style-name="Standard">requests==2.22.0</text:p>
      <text:p text:style-name="Standard">rjsmin==1.1.0</text:p>
      <text:p text:style-name="Standard">rsa==4.0</text:p>
      <text:p text:style-name="Standard">simplegeneric==0.8.1</text:p>
      <text:p text:style-name="Standard">simplejson==3.17.0</text:p>
      <text:p text:style-name="Standard">six==1.13.0</text:p>
      <text:p text:style-name="Standard">sorl-thumbnail==12.3</text:p>
      <text:p text:style-name="Standard">soupsieve==1.9.5</text:p>
      <text:p text:style-name="Standard">sqlparse==0.3.0</text:p>
      <text:p text:style-name="Standard">text-unidecode==1.2</text:p>
      <text:p text:style-name="Standard">tinycss==0.4</text:p>
      <text:p text:style-name="Standard">tinycss2==1.0.2</text:p>
      <text:p text:style-name="Standard">traitlets==4.3.3</text:p>
      <text:p text:style-name="Standard">Unidecode==1.1.1</text:p>
      <text:p text:style-name="Standard">uritemplate==3.0.1</text:p>
      <text:p text:style-name="Standard">urllib3==1.25.7</text:p>
      <text:p text:style-name="Standard">uWSGI==2.0.17</text:p>
      <text:p text:style-name="Standard">vine==1.3.0</text:p>
      <text:p text:style-name="Standard">wcwidth==0.1.8</text:p>
      <text:p text:style-name="Standard">WeasyPrint==51</text:p>
      <text:p text:style-name="Standard">webencodings==0.5.1</text:p>
      <text:p text:style-name="Standard">xlwt==1.3.0</text:p>
      <text:p text:style-name="Standard">zipp==0.6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8:02:37.402602630</meta:creation-date>
    <dc:date>2020-03-03T18:03:15.347613123</dc:date>
    <meta:editing-duration>PT39S</meta:editing-duration>
    <meta:editing-cycles>1</meta:editing-cycles>
    <meta:document-statistic meta:table-count="0" meta:image-count="0" meta:object-count="0" meta:page-count="3" meta:paragraph-count="139" meta:word-count="139" meta:character-count="2416" meta:non-whitespace-character-count="2416"/>
    <meta:generator>LibreOffice/6.0.7.3$Linux_X86_64 LibreOffice_project/00m0$Build-3</meta:generator>
  </office:meta>
</office:document-meta>
</file>